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1pt" style:font-size-asian="11pt" style:font-size-complex="11pt"/>
    </style:style>
    <style:style style:name="P2" style:family="paragraph" style:parent-style-name="Text_20_body" style:list-style-name="L1">
      <style:text-properties fo:font-size="11pt" style:font-size-asian="11pt" style:font-size-complex="11pt"/>
    </style:style>
    <style:style style:name="P3" style:family="paragraph" style:parent-style-name="Text_20_body" style:list-style-name="L1">
      <style:text-properties fo:font-size="11pt" officeooo:paragraph-rsid="0005eee7" style:font-size-asian="11pt" style:font-size-complex="11pt"/>
    </style:style>
    <style:style style:name="P4" style:family="paragraph" style:parent-style-name="Text_20_body" style:list-style-name="L2">
      <style:text-properties fo:font-size="11pt" style:font-size-asian="11pt" style:font-size-complex="11pt"/>
    </style:style>
    <style:style style:name="P5" style:family="paragraph" style:parent-style-name="Text_20_body" style:list-style-name="L2">
      <style:text-properties fo:font-size="11pt" officeooo:rsid="0004d311" officeooo:paragraph-rsid="0004d311" style:font-size-asian="11pt" style:font-size-complex="11pt"/>
    </style:style>
    <style:style style:name="P6" style:family="paragraph" style:parent-style-name="Text_20_body" style:list-style-name="L3">
      <style:text-properties fo:font-size="11pt" style:font-size-asian="11pt" style:font-size-complex="11pt"/>
    </style:style>
    <style:style style:name="P7" style:family="paragraph" style:parent-style-name="Text_20_body" style:list-style-name="L4">
      <style:text-properties fo:font-size="11pt" style:font-size-asian="11pt" style:font-size-complex="11pt"/>
    </style:style>
    <style:style style:name="P8" style:family="paragraph" style:parent-style-name="Text_20_body" style:list-style-name="L5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9" style:family="paragraph" style:parent-style-name="Text_20_body" style:list-style-name="L5">
      <style:text-properties fo:font-size="11pt" style:font-size-asian="11pt" style:font-size-complex="11pt"/>
    </style:style>
    <style:style style:name="P10" style:family="paragraph" style:parent-style-name="Text_20_body" style:list-style-name="L6">
      <style:text-properties fo:font-size="11pt" style:font-size-asian="11pt" style:font-size-complex="11pt"/>
    </style:style>
    <style:style style:name="P11" style:family="paragraph" style:parent-style-name="Text_20_body" style:list-style-name="L7">
      <style:text-properties fo:font-size="11pt" style:font-size-asian="11pt" style:font-size-complex="11pt"/>
    </style:style>
    <style:style style:name="P12" style:family="paragraph" style:parent-style-name="Text_20_body" style:list-style-name="L8">
      <style:text-properties fo:font-size="11pt" style:font-size-asian="11pt" style:font-size-complex="11pt"/>
    </style:style>
    <style:style style:name="P13" style:family="paragraph" style:parent-style-name="Text_20_body" style:list-style-name="L9">
      <style:text-properties fo:font-size="11pt" style:font-size-asian="11pt" style:font-size-complex="11pt"/>
    </style:style>
    <style:style style:name="P14" style:family="paragraph" style:parent-style-name="Text_20_body" style:list-style-name="L10">
      <style:text-properties fo:font-size="11pt" style:font-size-asian="11pt" style:font-size-complex="11pt"/>
    </style:style>
    <style:style style:name="P15" style:family="paragraph" style:parent-style-name="Text_20_body" style:list-style-name="L11">
      <style:text-properties fo:font-size="11pt" style:font-size-asian="11pt" style:font-size-complex="11pt"/>
    </style:style>
    <style:style style:name="P16" style:family="paragraph" style:parent-style-name="Text_20_body" style:list-style-name="L12">
      <style:text-properties fo:font-size="11pt" style:font-size-asian="11pt" style:font-size-complex="11pt"/>
    </style:style>
    <style:style style:name="P17" style:family="paragraph" style:parent-style-name="Text_20_body" style:list-style-name="L13">
      <style:text-properties fo:font-size="11pt" style:font-size-asian="11pt" style:font-size-complex="11pt"/>
    </style:style>
    <style:style style:name="P18" style:family="paragraph" style:parent-style-name="Text_20_body" style:list-style-name="L14">
      <style:text-properties fo:font-size="11pt" style:font-size-asian="11pt" style:font-size-complex="11pt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Text_20_body" style:list-style-name="L7">
      <style:paragraph-properties fo:margin-left="0in" fo:margin-right="0in" fo:text-indent="0in" style:auto-text-indent="false"/>
      <style:text-properties fo:font-size="11pt" fo:font-style="italic" style:font-size-asian="11pt" style:font-size-complex="11pt"/>
    </style:style>
    <style:style style:name="P21" style:family="paragraph" style:parent-style-name="Text_20_body" style:list-style-name="L4">
      <style:text-properties officeooo:paragraph-rsid="00085714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text-properties officeooo:paragraph-rsid="00094ffe"/>
    </style:style>
    <style:style style:name="P24" style:family="paragraph" style:parent-style-name="Text_20_body" style:list-style-name="L11"/>
    <style:style style:name="P25" style:family="paragraph" style:parent-style-name="Text_20_body" style:list-style-name="L11">
      <style:paragraph-properties fo:margin-left="0in" fo:margin-right="0in" fo:text-indent="0in" style:auto-text-indent="false"/>
      <style:text-properties officeooo:paragraph-rsid="00094ffe"/>
    </style:style>
    <style:style style:name="P26" style:family="paragraph" style:parent-style-name="Text_20_body" style:list-style-name="L12">
      <style:text-properties officeooo:paragraph-rsid="00094ffe"/>
    </style:style>
    <style:style style:name="P27" style:family="paragraph" style:parent-style-name="Text_20_body" style:list-style-name="L12">
      <style:text-properties officeooo:paragraph-rsid="000ab575"/>
    </style:style>
    <style:style style:name="P28" style:family="paragraph" style:parent-style-name="Text_20_body" style:list-style-name="L13">
      <style:paragraph-properties fo:margin-left="0in" fo:margin-right="0in" fo:text-indent="0in" style:auto-text-indent="false"/>
    </style:style>
    <style:style style:name="P29" style:family="paragraph" style:parent-style-name="Text_20_body" style:list-style-name="L13">
      <style:text-properties officeooo:paragraph-rsid="000ab575"/>
    </style:style>
    <style:style style:name="P30" style:family="paragraph" style:parent-style-name="Text_20_body" style:list-style-name="L14"/>
    <style:style style:name="P31" style:family="paragraph" style:parent-style-name="Text_20_body" style:list-style-name="L14">
      <style:text-properties officeooo:paragraph-rsid="000ab575"/>
    </style:style>
    <style:style style:name="P32" style:family="paragraph" style:parent-style-name="Text_20_body" style:list-style-name="L15"/>
    <style:style style:name="P33" style:family="paragraph" style:parent-style-name="Text_20_body" style:list-style-name="L16"/>
    <style:style style:name="P34" style:family="paragraph" style:parent-style-name="Text_20_body" style:list-style-name="L17"/>
    <style:style style:name="P35" style:family="paragraph" style:parent-style-name="Text_20_body" style:list-style-name="L18"/>
    <style:style style:name="P36" style:family="paragraph" style:parent-style-name="Text_20_body" style:list-style-name="L19"/>
    <style:style style:name="P37" style:family="paragraph" style:parent-style-name="Text_20_body" style:list-style-name="L20"/>
    <style:style style:name="P38" style:family="paragraph" style:parent-style-name="Text_20_body" style:list-style-name="L21"/>
    <style:style style:name="P39" style:family="paragraph" style:parent-style-name="Text_20_body" style:list-style-name="L22"/>
    <style:style style:name="P40" style:family="paragraph" style:parent-style-name="Text_20_body" style:list-style-name="L23"/>
    <style:style style:name="P41" style:family="paragraph" style:parent-style-name="Text_20_body" style:list-style-name="L24"/>
    <style:style style:name="P42" style:family="paragraph" style:parent-style-name="Text_20_body" style:list-style-name="L25"/>
    <style:style style:name="P43" style:family="paragraph" style:parent-style-name="Text_20_body" style:list-style-name="L26"/>
    <style:style style:name="P44" style:family="paragraph" style:parent-style-name="Text_20_body" style:list-style-name="L27"/>
    <style:style style:name="P45" style:family="paragraph" style:parent-style-name="Text_20_body" style:list-style-name="L28"/>
    <style:style style:name="P46" style:family="paragraph" style:parent-style-name="Text_20_body">
      <style:text-properties officeooo:paragraph-rsid="000f0511"/>
    </style:style>
    <style:style style:name="T1" style:family="text">
      <style:text-properties officeooo:rsid="00085714"/>
    </style:style>
    <style:style style:name="T2" style:family="text">
      <style:text-properties officeooo:rsid="000c9cbc"/>
    </style:style>
    <style:style style:name="T3" style:family="text">
      <style:text-properties officeooo:rsid="0004d31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5714" style:font-weight-asian="normal" style:font-weight-complex="normal"/>
    </style:style>
    <style:style style:name="T6" style:family="text">
      <style:text-properties fo:font-weight="normal" officeooo:rsid="000c9cbc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officeooo:rsid="000c9cbc" style:font-size-asian="11pt" style:font-size-complex="11pt"/>
    </style:style>
    <style:style style:name="T9" style:family="text">
      <style:text-properties fo:font-size="11pt" fo:font-style="italic" style:font-size-asian="11pt" style:font-size-complex="11pt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c9cbc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Thor-Grid VTT User Guide</text:span></text:p>
      <text:p text:style-name="Subtitle"><text:span text:style-name="Strong_20_Emphasis">Version 3.1.0</text:span></text:p>
      <text:h text:style-name="Heading_20_1" text:outline-level="1"><text:span text:style-name="Strong_20_Emphasis">1. Introduction</text:span></text:h>
      <text:p text:style-name="Text_20_body">Welcome to Thor-Grid Virtual Tabletop (VTT)! This application is designed to help Game Masters (GMs) and players manage encounters on a grid-based map. Thor-Grid is a self-hosted Electron application, meaning one person runs the server (typically the GM), and others connect via their web browser or the Electron app itself on the same local network.</text:p>
      <text:p text:style-name="Text_20_body">This guide covers all features up to version 3.1.0, including the integrated dice roller, dynamic fog of war, and wall collision.</text:p>
      <text:h text:style-name="Heading_20_1" text:outline-level="1"><text:span text:style-name="Strong_20_Emphasis">2. Installation</text:span></text:h>
      <text:p text:style-name="Text_20_body">Thor-Grid is provided as executable installers for Windows and Linux (.deb).</text:p>
      <text:list xml:id="list3127235328" text:style-name="L15">
        <text:list-item>
          <text:p text:style-name="P32">Go to the Thor-Grid GitHub Releases page.</text:p>
        </text:list-item>
        <text:list-item>
          <text:p text:style-name="P32">Find the latest release (<text:span text:style-name="Strong_20_Emphasis">v3.1.0 or newer</text:span>).</text:p>
        </text:list-item>
        <text:list-item>
          <text:p text:style-name="P32">Download the installer file appropriate for your operating system from the "Assets" section (e.g., ...Setup.exe for Windows, .deb for Debian/Ubuntu).</text:p>
        </text:list-item>
        <text:list-item>
          <text:p text:style-name="P32">Run the downloaded installer and follow the on-screen instructions. You may need to grant firewall permission for the application on port 4000.</text:p>
        </text:list-item>
      </text:list>
      <text:h text:style-name="Heading_20_1" text:outline-level="1"><text:span text:style-name="Strong_20_Emphasis">3. Getting Started</text:span></text:h>
      <text:h text:style-name="Heading_20_2" text:outline-level="2"><text:span text:style-name="Strong_20_Emphasis">3.1 Running the Application</text:span></text:h>
      <text:h text:style-name="Heading_20_3" text:outline-level="3"><text:span text:style-name="Strong_20_Emphasis">On the Host Machine (GM):</text:span></text:h>
      <text:list xml:id="list2195448861" text:style-name="L16">
        <text:list-item>
          <text:list>
            <text:list-item>
              <text:p text:style-name="P33">Launch the Thor-Grid application. It will start a local web server and open the VTT interface.</text:p>
            </text:list-item>
            <text:list-item>
              <text:p text:style-name="P33">The "Server Addresses" display at the bottom of the controls panel shows the "Local" address (for the GM's own window) and one or more "Network" addresses (e.g., http://192.168.1.X:4000).</text:p>
            </text:list-item>
            <text:list-item>
              <text:p text:style-name="P33">Share one of the <text:span text:style-name="Strong_20_Emphasis">Network</text:span> addresses with players on the same local network (Wi-Fi) so they can connect.</text:p>
            </text:list-item>
          </text:list>
        </text:list-item>
      </text:list>
      <text:h text:style-name="Heading_20_3" text:outline-level="3"><text:soft-page-break/><text:span text:style-name="Strong_20_Emphasis">On Player Machines:</text:span></text:h>
      <text:list xml:id="list312888349677" text:continue-numbering="true" text:style-name="L16">
        <text:list-item>
          <text:list>
            <text:list-item>
              <text:p text:style-name="P33">Players can either install the application or simply use a web browser (Chrome, Firefox, Edge, etc.).</text:p>
            </text:list-item>
            <text:list-item>
              <text:p text:style-name="P33">Enter the "Network" address provided by the GM into the browser's address bar and press Enter.</text:p>
            </text:list-item>
          </text:list>
        </text:list-item>
      </text:list>
      <text:h text:style-name="Heading_20_2" text:outline-level="2"><text:span text:style-name="Strong_20_Emphasis">3.2 Joining a Session (Login Screen)</text:span></text:h>
      <text:p text:style-name="P46">When the VTT loads, you will see a login screen.</text:p>
      <text:list xml:id="list1247126599" text:style-name="L17">
        <text:list-item>
          <text:p text:style-name="P34"><text:span text:style-name="Strong_20_Emphasis">Username:</text:span> Enter a unique name (e.g., your character's name).</text:p>
        </text:list-item>
        <text:list-item>
          <text:p text:style-name="P34"><text:span text:style-name="Strong_20_Emphasis">Role:</text:span> Select your role (DM or Player). The first person to log in as DM gets control.</text:p>
        </text:list-item>
        <text:list-item>
          <text:p text:style-name="P34">Click "Join".</text:p>
        </text:list-item>
      </text:list>
      <text:h text:style-name="Heading_20_2" text:outline-level="2"><text:span text:style-name="Strong_20_Emphasis">3.3 Understanding the Interface Layout</text:span></text:h>
      <text:list xml:id="list1889040462" text:style-name="L18">
        <text:list-item>
          <text:p text:style-name="P35"><text:span text:style-name="Strong_20_Emphasis">Canvas:</text:span> The large central area with the grid, background, and tokens.</text:p>
        </text:list-item>
        <text:list-item>
          <text:p text:style-name="P35"><text:span text:style-name="Strong_20_Emphasis">Controls Panel:</text:span> A panel containing buttons and forms for managing the game. It can be hidden and shown.</text:p>
        </text:list-item>
        <text:list-item>
          <text:p text:style-name="P35"><text:span text:style-name="Strong_20_Emphasis">Notification Area:</text:span> A box in the top-right where temporary messages appear.</text:p>
        </text:list-item>
        <text:list-item>
          <text:p text:style-name="P35"><text:span text:style-name="Strong_20_Emphasis">Server Address Display:</text:span> Shows the network addresses players can use to connect.</text:p>
        </text:list-item>
      </text:list>
      <text:h text:style-name="Heading_20_1" text:outline-level="1"><text:span text:style-name="Strong_20_Emphasis">4. Basic Interaction (All Users)</text:span></text:h>
      <text:list xml:id="list3340272589" text:style-name="L19">
        <text:list-item>
          <text:p text:style-name="P36"><text:span text:style-name="Strong_20_Emphasis">Panning:</text:span> Click and drag on the canvas (but not on a token).</text:p>
        </text:list-item>
        <text:list-item>
          <text:p text:style-name="P36"><text:span text:style-name="Strong_20_Emphasis">Zooming:</text:span> Use the mouse scroll wheel or pinch-to-zoom on touch devices.</text:p>
        </text:list-item>
        <text:list-item>
          <text:p text:style-name="P36"><text:span text:style-name="Strong_20_Emphasis">Reset View:</text:span> Click the "Reset View" button to center the grid and reset zoom.</text:p>
        </text:list-item>
      </text:list>
      <text:h text:style-name="Heading_20_1" text:outline-level="1"><text:span text:style-name="Strong_20_Emphasis">5. Roles: DM vs Player Capabilities</text:span></text:h>
      <text:list xml:id="list3617861379" text:style-name="L20">
        <text:list-item>
          <text:p text:style-name="P37"><text:span text:style-name="Strong_20_Emphasis">DM:</text:span> Has full control. Can add/remove/move any token, set stats, draw walls, manage the scene, save/load the game state, and use the dice roller with a hidden roll option.</text:p>
        </text:list-item>
        <text:list-item>
          <text:p text:style-name="P37"><text:span text:style-name="Strong_20_Emphasis">Player:</text:span> Can move and rotate only their own tokens. Can view the map based on their token's vision. Can use the dice roller for public rolls.</text:p>
        </text:list-item>
      </text:list>
      <text:h text:style-name="Heading_20_1" text:outline-level="1"><text:soft-page-break/><text:span text:style-name="Strong_20_Emphasis">6. DM Features</text:span></text:h>
      <text:h text:style-name="Heading_20_2" text:outline-level="2"><text:span text:style-name="Strong_20_Emphasis">6.1 Setting up the Scene</text:span></text:h>
      <text:list xml:id="list2350039481" text:style-name="L21">
        <text:list-item>
          <text:p text:style-name="P38"><text:span text:style-name="Strong_20_Emphasis">Scene Size:</text:span> Set a predefined or custom grid size.</text:p>
        </text:list-item>
        <text:list-item>
          <text:p text:style-name="P38"><text:span text:style-name="Strong_20_Emphasis">Background:</text:span> Load a background image from a URL or a local file.</text:p>
        </text:list-item>
      </text:list>
      <text:h text:style-name="Heading_20_2" text:outline-level="2"><text:span text:style-name="Strong_20_Emphasis">6.2 Managing Tokens</text:span></text:h>
      <text:list xml:id="list3310893133" text:style-name="L22">
        <text:list-item>
          <text:p text:style-name="P39"><text:span text:style-name="Strong_20_Emphasis">Adding Tokens:</text:span> Use the "Tokens" form to add a new token with a name, image/color, size, and initial combat stats (HP, Initiative, etc.).</text:p>
        </text:list-item>
        <text:list-item>
          <text:p text:style-name="P39"><text:span text:style-name="Strong_20_Emphasis">Editing Tokens:</text:span> Right-click (or long-press) a token to open the context menu. Here you can edit all its properties, including HP, Initiative, and vision/light settings. Click "Save" to apply changes.</text:p>
        </text:list-item>
        <text:list-item>
          <text:p text:style-name="P39"><text:span text:style-name="Strong_20_Emphasis">Removing Tokens:</text:span> Use the "Remove Token" button in the context menu.</text:p>
        </text:list-item>
      </text:list>
      <text:h text:style-name="Heading_20_2" text:outline-level="2"><text:span text:style-name="Strong_20_Emphasis">6.3 Managing Walls</text:span></text:h>
      <text:p text:style-name="P46">Walls block line of sight and token movement.</text:p>
      <text:list xml:id="list2750203067" text:style-name="L23">
        <text:list-item>
          <text:p text:style-name="P40">Click <text:span text:style-name="Strong_20_Emphasis">"Draw Walls"</text:span> to enter drawing mode. Click and drag to create walls.</text:p>
        </text:list-item>
        <text:list-item>
          <text:p text:style-name="P40">Click <text:span text:style-name="Strong_20_Emphasis">"Erase Walls"</text:span> to enter erasing mode. Click and drag over existing walls to remove them.</text:p>
        </text:list-item>
        <text:list-item>
          <text:p text:style-name="P40">Click <text:span text:style-name="Strong_20_Emphasis">"Interact"</text:span> or press Escape to return to normal mode.</text:p>
        </text:list-item>
      </text:list>
      <text:h text:style-name="Heading_20_2" text:outline-level="2"><text:span text:style-name="Strong_20_Emphasis">6.4 Saving and Loading Game State</text:span></text:h>
      <text:list xml:id="list3557095309" text:style-name="L24">
        <text:list-item>
          <text:p text:style-name="P41"><text:span text:style-name="Strong_20_Emphasis">Save State:</text:span> Saves the current game state locally. This also happens periodically.</text:p>
        </text:list-item>
        <text:list-item>
          <text:p text:style-name="P41"><text:span text:style-name="Strong_20_Emphasis">Download State:</text:span> Saves the game state as a file to your computer's download folder. For larger saves, this will be a compressed <text:span text:style-name="Strong_20_Emphasis">.zip</text:span> file to ensure reliability and prevent disconnects.</text:p>
        </text:list-item>
        <text:list-item>
          <text:p text:style-name="P41"><text:span text:style-name="Strong_20_Emphasis">Import State:</text:span> Load a previously saved state file. The application supports both new .zip files and older .json files for backward compatibility.</text:p>
        </text:list-item>
      </text:list>
      <text:h text:style-name="Heading_20_2" text:outline-level="2"><text:span text:style-name="Strong_20_Emphasis">6.5 Using the Dice Roller (v3.0+)</text:span></text:h>
      <text:p text:style-name="P46">The integrated dice roller is located in the Controls Panel.</text:p>
      <text:list xml:id="list875458706" text:style-name="L25">
        <text:list-item>
          <text:p text:style-name="P42"><text:span text:style-name="Strong_20_Emphasis">Rolling Dice:</text:span> Enter a formula in the text box and click "Roll". Results appear in the chat/log area for all to see.</text:p>
        </text:list-item>
        <text:list-item>
          <text:p text:style-name="P42"><text:span text:style-name="Strong_20_Emphasis">Dice Syntax Examples:</text:span></text:p>
          <text:list>
            <text:list-item>
              <text:p text:style-name="P42">2d20: Rolls 2 d20s and adds the results.</text:p>
            </text:list-item>
            <text:list-item>
              <text:p text:style-name="P42"><text:soft-page-break/>2d20kh1: Rolls 2 d20s and "keeps the highest 1" (Advantage).</text:p>
            </text:list-item>
            <text:list-item>
              <text:p text:style-name="P42">2d20kl1: Rolls 2 d20s and "keeps the lowest 1" (Disadvantage).</text:p>
            </text:list-item>
            <text:list-item>
              <text:p text:style-name="P42">5d8+5: Rolls 5 d8s, sums them, and adds a +5 modifier.</text:p>
            </text:list-item>
          </text:list>
        </text:list-item>
        <text:list-item>
          <text:p text:style-name="P42"><text:span text:style-name="Strong_20_Emphasis">Hidden Rolls (DM Only, v3.1+):</text:span></text:p>
          <text:list>
            <text:list-item>
              <text:p text:style-name="P42">A <text:span text:style-name="Strong_20_Emphasis">"Hidden" toggle</text:span> is available next to the roll button.</text:p>
            </text:list-item>
            <text:list-item>
              <text:p text:style-name="P42">When checked, the roll result will <text:span text:style-name="Strong_20_Emphasis">only be displayed to the DM</text:span>. This is perfect for secret perception checks, saving throws, or building suspense.</text:p>
            </text:list-item>
          </text:list>
        </text:list-item>
      </text:list>
      <text:h text:style-name="Heading_20_1" text:outline-level="1"><text:span text:style-name="Strong_20_Emphasis">7. Player Features</text:span></text:h>
      <text:h text:style-name="Heading_20_2" text:outline-level="2"><text:span text:style-name="Strong_20_Emphasis">7.1 Understanding Visibility (Fog of War)</text:span></text:h>
      <text:p text:style-name="P46">Players only see what their tokens can see. Visibility is determined by a combination of light sources (set by the DM), your token's inherent sight radius (e.g., darkvision), and walls that block line of sight.</text:p>
      <text:h text:style-name="Heading_20_2" text:outline-level="2"><text:span text:style-name="Strong_20_Emphasis">7.2 Viewing Token Information</text:span></text:h>
      <text:list xml:id="list403481381" text:style-name="L26">
        <text:list-item>
          <text:p text:style-name="P43"><text:span text:style-name="Strong_20_Emphasis">Token Labels:</text:span> Names of visible tokens are displayed above them.</text:p>
        </text:list-item>
        <text:list-item>
          <text:p text:style-name="P43"><text:span text:style-name="Strong_20_Emphasis">Context Menu:</text:span> Right-click (or long-press) any token to see its public information (HP, AC, etc.). You can only edit the rotation of tokens you own.</text:p>
        </text:list-item>
      </text:list>
      <text:h text:style-name="Heading_20_2" text:outline-level="2"><text:span text:style-name="Strong_20_Emphasis">7.3 Managing Your Tokens</text:span></text:h>
      <text:list xml:id="list403137316" text:style-name="L27">
        <text:list-item>
          <text:p text:style-name="P44"><text:span text:style-name="Strong_20_Emphasis">Moving Tokens:</text:span> Click and drag a token you own. You cannot move through walls.</text:p>
        </text:list-item>
        <text:list-item>
          <text:p text:style-name="P44"><text:span text:style-name="Strong_20_Emphasis">Rotating Tokens:</text:span> Use the context menu on a token you own to change its rotation.</text:p>
        </text:list-item>
      </text:list>
      <text:h text:style-name="Heading_20_2" text:outline-level="2"><text:span text:style-name="Strong_20_Emphasis">7.4 Using the Dice Roller</text:span></text:h>
      <text:p text:style-name="P46">Players can use the dice roller just like the DM. Enter a formula and click "Roll". All results are public and visible to everyone in the session. The "Hidden" roll option is not available to players.</text:p>
      <text:h text:style-name="Heading_20_1" text:outline-level="1"><text:span text:style-name="Strong_20_Emphasis">8. Troubleshooting</text:span></text:h>
      <text:h text:style-name="Heading_20_3" text:outline-level="3"><text:span text:style-name="Strong_20_Emphasis">Cannot Connect:</text:span></text:h>
      <text:list xml:id="list2291616029" text:style-name="L28">
        <text:list-item>
          <text:list>
            <text:list-item>
              <text:p text:style-name="P45">Ensure the GM's application is running.</text:p>
            </text:list-item>
            <text:list-item>
              <text:p text:style-name="P45">Verify you are using the correct <text:span text:style-name="Strong_20_Emphasis">Network</text:span> address (not "localhost").</text:p>
            </text:list-item>
            <text:list-item>
              <text:p text:style-name="P45">Check that you are on the same Wi-Fi/local network.</text:p>
            </text:list-item>
            <text:list-item>
              <text:p text:style-name="P45"><text:soft-page-break/>Ensure firewalls on the GM's machine are not blocking the application or port 4000.</text:p>
            </text:list-item>
          </text:list>
        </text:list-item>
      </text:list>
      <text:h text:style-name="Heading_20_3" text:outline-level="3"><text:span text:style-name="Strong_20_Emphasis">Username Already In Use:</text:span> Choose a different name.</text:h>
      <text:h text:style-name="Heading_20_3" text:outline-level="3"><text:span text:style-name="Strong_20_Emphasis">UI/Features Not Working:</text:span> Try refreshing the page (F5) or reloading the application.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2:27:35.630565100</meta:creation-date>
    <dc:date>2025-06-06T00:03:11.211819186</dc:date>
    <meta:editing-duration>PT33M56S</meta:editing-duration>
    <meta:editing-cycles>6</meta:editing-cycles>
    <meta:generator>LibreOffice/7.3.7.2$Linux_X86_64 LibreOffice_project/30$Build-2</meta:generator>
    <meta:print-date>2025-04-26T01:14:18.352290000</meta:print-date>
    <meta:printed-by>PDF files</meta:printed-by>
    <meta:document-statistic meta:table-count="0" meta:image-count="0" meta:object-count="0" meta:page-count="5" meta:paragraph-count="84" meta:word-count="1070" meta:character-count="6201" meta:non-whitespace-character-count="5264"/>
  </office:meta>
</office:document-meta>
</file>